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44">
      <style:table-cell-properties fo:border="0.06pt solid #000000"/>
      <style:text-properties fo:font-size="10pt" style:font-size-asian="10pt" style:font-size-complex="10pt"/>
    </style:style>
    <style:style style:name="ce22" style:family="table-cell" style:parent-style-name="Default" style:data-style-name="N41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 style:data-style-name="N41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1"/>
    <style:style style:name="ce26" style:family="table-cell" style:parent-style-name="Default" style:data-style-name="N41">
      <style:text-properties fo:font-size="10pt" style:font-size-asian="10pt" style:font-size-complex="10pt"/>
    </style:style>
    <style:style style:name="ce17" style:family="table-cell" style:parent-style-name="Default" style:data-style-name="N4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6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3" office:value-type="string" calcext:value-type="string">
            <text:p>Temps estimé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Temps restant</text:p>
          </table:table-cell>
          <table:table-cell table:style-name="ce3" office:value-type="string" calcext:value-type="string">
            <text:p>Avanc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éflexion</text:p>
          </table:table-cell>
          <table:table-cell table:style-name="ce2"/>
          <table:table-cell table:style-name="ce2" office:value-type="string" calcext:value-type="string">
            <text:p>bien comprendre le sujet</text:p>
          </table:table-cell>
          <table:table-cell table:style-name="ce11"/>
          <table:table-cell table:style-name="ce12" office:value-type="time" office:time-value="PT01H08M00S" calcext:value-type="time">
            <text:p>01:08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1" table:formula="of:=[.E2]/([.E2]+[.F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onception MCD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00M00S" calcext:value-type="time">
            <text:p>01:00:00</text:p>
          </table:table-cell>
          <table:table-cell table:style-name="ce13" table:formula="of:=[.D3]-[.E3]" office:value-type="time" office:time-value="PT00H00M00S" calcext:value-type="time">
            <text:p>00:00:00</text:p>
          </table:table-cell>
          <table:table-cell table:style-name="ce11" table:formula="of:=[.E3]/([.E3]+[.F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Base avec MPD avec toutes les contraintes et enum</text:p>
          </table:table-cell>
          <table:table-cell table:number-columns-repeated="2" table:style-name="ce13" office:value-type="time" office:time-value="PT00H15M00S" calcext:value-type="time">
            <text:p>00:15:00</text:p>
          </table:table-cell>
          <table:table-cell table:style-name="ce13" table:formula="of:=[.D4]-[.E4]" office:value-type="time" office:time-value="PT00H00M00S" calcext:value-type="time">
            <text:p>00:00:00</text:p>
          </table:table-cell>
          <table:table-cell table:style-name="ce11" table:formula="of:=[.E4]/([.E4]+[.F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sertion des données de test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5]-[.E5]" office:value-type="time" office:time-value="PT00H00M00S" calcext:value-type="time">
            <text:p>00:00:00</text:p>
          </table:table-cell>
          <table:table-cell table:style-name="ce11" table:formula="of:=[.E5]/([.E5]+[.F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ion à fai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30M00S" calcext:value-type="time">
            <text:p>01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6]/([.E6]+[.F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orthographe</text:p>
          </table:table-cell>
          <table:table-cell table:style-name="ce2" office:value-type="string" calcext:value-type="string">
            <text:p>orthographe de l’affichag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7]-[.E7]" office:value-type="time" office:time-value="PT00H00M00S" calcext:value-type="time">
            <text:p>00:00:00</text:p>
          </table:table-cell>
          <table:table-cell table:style-name="ce11" table:formula="of:=[.E7]/([.E7]+[.F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aseModel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8]-[.E8]" office:value-type="time" office:time-value="PT00H00M00S" calcext:value-type="time">
            <text:p>00:00:00</text:p>
          </table:table-cell>
          <table:table-cell table:style-name="ce11" table:formula="of:=[.E8]/([.E8]+[.F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Utilisateu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6" office:value-type="time" office:time-value="PT00H15M00S" calcext:value-type="time">
            <text:p>00:1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9]/([.E9]+[.F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Categorie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0]/([.E10]+[.F1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Employé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1]/([.E11]+[.F1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uppl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2]/([.E12]+[.F1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liste employé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5M00S" calcext:value-type="time">
            <text:p>00:05:00</text:p>
          </table:table-cell>
          <table:table-cell table:style-name="ce13" table:formula="of:=[.D13]-[.E13]" office:value-type="time" office:time-value="PT00H00M00S" calcext:value-type="time">
            <text:p>00:00:00</text:p>
          </table:table-cell>
          <table:table-cell table:style-name="ce11" table:formula="of:=[.E13]/([.E13]+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tEmploye &amp; Ge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9M00S" calcext:value-type="time">
            <text:p>00:0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4]/([.E14]+[.F1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6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5]/([.E15]+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pos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6]/([.E16]+[.F1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6" office:value-type="time" office:time-value="PT01H29M00S" calcext:value-type="time">
            <text:p>01:2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7]/([.E17]+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x supp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4M00S" calcext:value-type="time">
            <text:p>00:24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8]/([.E18]+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jore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3M00S" calcext:value-type="time">
            <text:p>00:33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9]/([.E19]+[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utes pag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onfiguration des autorisation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0]-[.E20]" office:value-type="time" office:time-value="PT00H00M00S" calcext:value-type="time">
            <text:p>00:00:00</text:p>
          </table:table-cell>
          <table:table-cell table:style-name="ce11" table:formula="of:=[.E20]/([.E20]+[.F2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insertion des pointag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28M00S" calcext:value-type="time">
            <text:p>00:2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1]/([.E21]+[.F2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add delete to all tabl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2]-[.E22]" office:value-type="time" office:time-value="PT00H10M00S" calcext:value-type="time">
            <text:p>00:10:00</text:p>
          </table:table-cell>
          <table:table-cell table:style-name="ce11" table:formula="of:=[.E22]/([.E22]+[.F2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Mobile first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3]-[.E23]" office:value-type="time" office:time-value="PT00H05M00S" calcext:value-type="time">
            <text:p>00:05:00</text:p>
          </table:table-cell>
          <table:table-cell table:style-name="ce11" table:formula="of:=[.E23]/([.E23]+[.F2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exporter PDF Paie</text:p>
          </table:table-cell>
          <table:table-cell table:style-name="ce12" office:value-type="time" office:time-value="PT00H35M00S" calcext:value-type="time">
            <text:p>00:35:00</text:p>
          </table:table-cell>
          <table:table-cell table:style-name="ce26" office:value-type="time" office:time-value="PT00H21M00S" calcext:value-type="time">
            <text:p>00:21:00</text:p>
          </table:table-cell>
          <table:table-cell table:style-name="ce13" table:formula="of:=[.D24]-[.E24]" office:value-type="time" office:time-value="PT00H14M00S" calcext:value-type="time">
            <text:p>00:14:00</text:p>
          </table:table-cell>
          <table:table-cell table:style-name="ce11" table:formula="of:=[.E24]/([.E24]+[.F24])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hangement affichag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5]-[.E25]" office:value-type="time" office:time-value="PT00H00M00S" calcext:value-type="time">
            <text:p>00:00:00</text:p>
          </table:table-cell>
          <table:table-cell table:style-name="ce11" table:formula="of:=[.E25]/([.E25]+[.F2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 changement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6]/([.E26]+[.F2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Fiche de pai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6M00S" calcext:value-type="time">
            <text:p>00:06:00</text:p>
          </table:table-cell>
          <table:table-cell table:style-name="ce13" table:formula="of:=[.D27]-[.E27]" office:value-type="time" office:time-value="PT00H04M00S" calcext:value-type="time">
            <text:p>00:04:00</text:p>
          </table:table-cell>
          <table:table-cell table:style-name="ce11" table:formula="of:=[.E27]/([.E27]+[.F27])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Pai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17M00S" calcext:value-type="time">
            <text:p>00:17:00</text:p>
          </table:table-cell>
          <table:table-cell table:style-name="ce13" table:formula="of:=[.D28]-[.E28]" office:value-type="time" office:time-value="PT00H13M00S" calcext:value-type="time">
            <text:p>00:13:00</text:p>
          </table:table-cell>
          <table:table-cell table:style-name="ce11" table:formula="of:=[.E28]/([.E28]+[.F28])" office:value-type="float" office:value="0.566666666666667" calcext:value-type="float">
            <text:p>0,56666666666666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Employé avec montant total à payer</text:p>
          </table:table-cell>
          <table:table-cell table:style-name="ce12" office:value-type="time" office:time-value="PT00H15M00S" calcext:value-type="time">
            <text:p>00:15:00</text:p>
          </table:table-cell>
          <table:table-cell table:style-name="ce13" office:value-type="time" office:time-value="PT00H22M00S" calcext:value-type="time">
            <text:p>00:22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9]/([.E29]+[.F2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Statistique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30]-[.E30]" office:value-type="time" office:time-value="PT00H05M00S" calcext:value-type="time">
            <text:p>00:05:00</text:p>
          </table:table-cell>
          <table:table-cell table:style-name="ce11" table:formula="of:=[.E30]/([.E30]+[.F30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31]-[.E31]" office:value-type="time" office:time-value="PT00H20M00S" calcext:value-type="time">
            <text:p>00:20:00</text:p>
          </table:table-cell>
          <table:table-cell table:style-name="ce11" table:formula="of:=[.E31]/([.E31]+[.F31])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3">
          <table:table-cell table:style-name="ce2" table:number-columns-repeated="3"/>
          <table:table-cell table:style-name="ce12" table:number-columns-repeated="2"/>
          <table:table-cell table:style-name="ce13"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8" table:number-columns-repeated="2"/>
          <table:table-cell table:style-name="ce22" table:number-columns-repeated="2"/>
          <table:table-cell table:style-name="ce12"/>
          <table:table-cell table:style-name="ce11"/>
          <table:table-cell table:style-name="ce29" table:number-columns-repeated="1017"/>
        </table:table-row>
        <table:table-row table:style-name="ro2" table:number-rows-repeated="15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number-columns-repeated="4"/>
          <table:table-cell table:style-name="ce12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Total</text:p>
          </table:table-cell>
          <table:table-cell table:style-name="ce15" table:formula="of:=SUM([.D3:.D52])" office:value-type="time" office:time-value="PT10H25M00S" calcext:value-type="time">
            <text:p>10:25:00</text:p>
          </table:table-cell>
          <table:table-cell table:style-name="ce15" table:formula="of:=SUM([.E2:.E52])" office:value-type="time" office:time-value="PT13H02M00S" calcext:value-type="time">
            <text:p>13:02:00</text:p>
          </table:table-cell>
          <table:table-cell table:style-name="ce17" table:formula="of:=SUM([.F3:.F52])" office:value-type="time" office:time-value="PT01H11M00S" calcext:value-type="time">
            <text:p>01:11:00</text:p>
          </table:table-cell>
          <table:table-cell table:style-name="ce18" table:formula="of:=[.E53]/([.E53]+[.F53])" office:value-type="float" office:value="0.916764361078546" calcext:value-type="float">
            <text:p>0,916764361078546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07:47:45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0T22:47:13.508000000</meta:creation-date>
    <dc:date>2021-07-06T11:02:01.079000000</dc:date>
    <meta:editing-duration>P1DT5H31M56S</meta:editing-duration>
    <meta:editing-cycles>167</meta:editing-cycles>
    <meta:generator>LibreOffice/7.0.4.2$Windows_X86_64 LibreOffice_project/dcf040e67528d9187c66b2379df5ea4407429775</meta:generator>
    <meta:document-statistic meta:table-count="1" meta:cell-count="220" meta:object-count="0"/>
  </office:meta>
</office:document-meta>
</file>